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iesFileModule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pertiesFileModule.getContextObject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iesFileModule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iesFileModule.load( String fi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ropertiesFileModule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